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Nazli" fo:font-weight="bold" officeooo:rsid="0004b4ed" officeooo:paragraph-rsid="0004b4ed" style:font-weight-asian="bold" style:font-name-complex="Nazli" style:font-weight-complex="bold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Nazli" fo:font-weight="normal" officeooo:rsid="0004b4ed" officeooo:paragraph-rsid="0004b4ed" style:font-weight-asian="normal" style:font-name-complex="Nazli" style:font-weight-complex="normal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-complex="Nazli"/>
    </style:style>
    <style:style style:name="P4" style:family="paragraph" style:parent-style-name="Standard">
      <style:paragraph-properties fo:text-align="center" style:justify-single-word="false" style:writing-mode="rl-tb"/>
      <style:text-properties officeooo:rsid="0004b4ed" officeooo:paragraph-rsid="0004b4ed" style:font-name-complex="Nazli"/>
    </style:style>
    <style:style style:name="P5" style:family="paragraph" style:parent-style-name="Standard">
      <style:paragraph-properties fo:text-align="center" style:justify-single-word="false" fo:padding-left="0in" fo:padding-right="0in" fo:padding-top="0in" fo:padding-bottom="0.0291in" fo:border-left="none" fo:border-right="none" fo:border-top="none" fo:border-bottom="0.06pt solid #000000" style:writing-mode="rl-tb" style:join-border="false"/>
      <style:text-properties style:font-name="Nazli" fo:font-weight="bold" officeooo:rsid="0004b4ed" officeooo:paragraph-rsid="0004b4ed" style:font-weight-asian="bold" style:font-name-complex="Nazli" style:font-weight-complex="bold"/>
    </style:style>
    <style:style style:name="T1" style:family="text">
      <style:text-properties officeooo:rsid="0004b4ed"/>
    </style:style>
    <style:style style:name="T2" style:family="text">
      <style:text-properties fo:font-variant="normal" fo:text-transform="none" fo:color="#000000" fo:font-size="12pt" fo:letter-spacing="normal" style:font-size-asian="12pt" style:font-size-complex="12pt" style:font-style-complex="normal" style:font-weight-complex="normal"/>
    </style:style>
    <style:style style:name="T3" style:family="text">
      <style:text-properties officeooo:rsid="0005a6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هوالمحبوب</text:p>
      <text:p text:style-name="P3">پروژه‌ی درس شبیه‌سازی کامپیوتر</text:p>
      <text:p text:style-name="P3">اعضای پروژه:</text:p>
      <text:p text:style-name="P3">حسین احمدزاده <text:span text:style-name="T1">| ۹۵۱۰۱۰۰۹</text:span></text:p>
      <text:p text:style-name="P3">آروین سمیعی <text:span text:style-name="T1">| </text:span><text:span text:style-name="T2">۹۵۱۰۵۶۴۶</text:span></text:p>
      <text:p text:style-name="P4">علی‌اکبر غیوری | ۹۵۱۰۵۷۴۳</text:p>
      <text:p text:style-name="P5"/>
      <text:p text:style-name="P1">یک توضیح مختصر راجع به فایل‌های پروژه</text:p>
      <text:p text:style-name="P2">فایل مربوط به شبیه‌سازی فرآیند نوبت‌دهی فایل CS-Project.ipynb است که با اجرا ۳ فایل csv برای اتاق‌ها، مریض‌ها و صف خود بیمارستان درست می‌کند.<text:span text:style-name="T3">(ممکن است ترتیب کد در jupyter-notebook درست شده درست نباشد اما با اجرای بخش‌های قبل از آخر با ترتیب درست بخش آخر نیز اجرا خواهد شد.)</text:span> یک نمونه از هرکدام از این فایل‌ها برای ۱۰۰۰۰ داده الصاق شده‌است.</text:p>
      <text:p text:style-name="P2">فایل مربوط به به دست آوردن خروجی‌ها(معمولی‌ها و امتیازی‌ها) فایل charts.py است که داده‌ها را از ۳ فایل csv می‌خواند و خروجی‌ها را به ترتیب تولید می‌کند.</text:p>
      <text:p text:style-name="P2">یک فایل csv نیز برای بخش ۶ خروجی معمولی که باید صف دکترها صفر شود به عنوان نمونه گذاشته شده‌است که به ازای mean=0.5 که در کد charts.py آمده‌است تولید شده‌است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8T23:03:23.686035981</meta:creation-date>
    <dc:date>2020-07-28T23:13:33.282554264</dc:date>
    <meta:editing-duration>PT9M1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45" meta:character-count="785" meta:non-whitespace-character-count="650"/>
  </office:meta>
</office:document-meta>
</file>